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4126in"/>
    </style:style>
    <style:style style:name="co2" style:family="table-column">
      <style:table-column-properties fo:break-before="auto" style:column-width="1.0291in"/>
    </style:style>
    <style:style style:name="co3" style:family="table-column">
      <style:table-column-properties fo:break-before="auto" style:column-width="0.6965in"/>
    </style:style>
    <style:style style:name="co4" style:family="table-column">
      <style:table-column-properties fo:break-before="auto" style:column-width="3.4209in"/>
    </style:style>
    <style:style style:name="co5" style:family="table-column">
      <style:table-column-properties fo:break-before="auto" style:column-width="3.5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79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weight="bold" style:font-weight-asian="bold" style:font-weight-complex="bold"/>
    </style:style>
    <style:style style:name="ce1" style:family="table-cell" style:parent-style-name="Default">
      <style:text-properties fo:font-weight="bold" style:font-weight-asian="bold" style:font-weight-complex="bold"/>
    </style:style>
    <style:style style:name="ce4" style:family="table-cell" style:parent-style-name="Default">
      <style:map style:condition="cell-content()=&quot;Astra Militarum&quot;" style:apply-style-name="Astra_20_Militarum_20_Colour" style:base-cell-address="Sheet1.B2"/>
    </style:style>
    <style:style style:name="ce10" style:family="table-cell" style:parent-style-name="Default">
      <style:map style:condition="cell-content()=&quot;Astra Militarum&quot;" style:apply-style-name="Astra_20_Militarum_20_Colour" style:base-cell-address="Sheet1.B147"/>
    </style:style>
    <style:style style:name="ce12" style:family="table-cell" style:parent-style-name="Default">
      <style:map style:condition="cell-content()=&quot;Astra Militarum&quot;" style:apply-style-name="Astra_20_Militarum_20_Colour" style:base-cell-address="Sheet1.B2"/>
    </style:style>
    <style:style style:name="ce13" style:family="table-cell" style:parent-style-name="Default">
      <style:map style:condition="cell-content()=&quot;No&quot;" style:apply-style-name="Bad" style:base-cell-address="Sheet1.C1"/>
    </style:style>
    <style:style style:name="ce11" style:family="table-cell" style:parent-style-name="Default">
      <style:table-cell-properties fo:wrap-option="wrap"/>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13"/>
        <table:table-column table:style-name="co4" table:default-cell-style-name="Default"/>
        <table:table-column table:style-name="co5" table:default-cell-style-name="ce11"/>
        <table:table-row table:style-name="ro1">
          <table:table-cell office:value-type="string" calcext:value-type="string">
            <text:p>Cards</text:p>
          </table:table-cell>
          <table:table-cell office:value-type="string" calcext:value-type="string">
            <text:p>Faction</text:p>
          </table:table-cell>
          <table:table-cell office:value-type="string" calcext:value-type="string">
            <text:p>Implemented</text:p>
          </table:table-cell>
          <table:table-cell office:value-type="string" calcext:value-type="string">
            <text:p>Reason</text:p>
          </table:table-cell>
          <table:table-cell office:value-type="string" calcext:value-type="string">
            <text:p>Notes</text:p>
          </table:table-cell>
        </table:table-row>
        <table:table-row table:style-name="ro2">
          <table:table-cell office:value-type="string" calcext:value-type="string">
            <text:p>Captain Cato Sicarius</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The game sometimes forgets to update the extra resource on the front-end; back-end it is fine. Simply refreshing the page fixes it.</text:p>
          </table:table-cell>
        </table:table-row>
        <table:table-row table:style-name="ro1">
          <table:table-cell office:value-type="string" calcext:value-type="string">
            <text:p>Colonel Strake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 High Sorcer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ackmaster Kith</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Eldorath Starba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Commander Shadowsun</text:p>
          </table:table-cell>
          <table:table-cell office:value-type="string" calcext:value-type="string">
            <text:p>Tau</text:p>
          </table:table-cell>
          <table:table-cell office:value-type="string" calcext:value-type="string">
            <text:p>Yes</text:p>
          </table:table-cell>
          <table:table-cell/>
          <table:table-cell office:value-type="string" calcext:value-type="string">
            <text:p>Both discard and hand attachments supported.</text:p>
          </table:table-cell>
        </table:table-row>
        <table:table-row table:style-name="ro1">
          <table:table-cell office:value-type="string" calcext:value-type="string">
            <text:p>Sicarius’s Chose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Cato’s Stronghold</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The Fury of Sicari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llassarian Tempest Blad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10<text:span text:style-name="T1">th</text:span> Company Scou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Tactical Squad Cardini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nored Librarian</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Blood Angels Veteran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aring Assault Squa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2">
          <table:table-cell office:value-type="string" calcext:value-type="string">
            <text:p>Land Raider</text:p>
          </table:table-cell>
          <table:table-cell office:value-type="string" calcext:value-type="string">
            <text:p>Space Marines</text:p>
          </table:table-cell>
          <table:table-cell office:value-type="string" calcext:value-type="string">
            <text:p>Yes</text:p>
          </table:table-cell>
          <table:table-cell/>
          <table:table-cell office:value-type="string" calcext:value-type="string">
            <text:p>NVM DOESN’T WORK WITH Exterminatus SINCE IT DOESN’T TARGET A UNIT LMAO THIS CARD IS TERRIBLE</text:p>
          </table:table-cell>
        </table:table-row>
        <table:table-row table:style-name="ro1">
          <table:table-cell office:value-type="string" calcext:value-type="string">
            <text:p>Ultramarines Dreadnough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teran Brother Maxo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ager Recrui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nds Techmarin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Raven Guard Speed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eathwing Guard</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Drop Pod Assault</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ndomitabl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Exterminat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Godwyn Pattern Bolter</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Iron Halo</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Fortress-Monastery</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Holy Sepulchr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traken’s Command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Omega Zero Comma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Glorious Interventio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raken’s Cunning</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atling Deadey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dian Mortar Squa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anctioned Psy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Leman Russ Battle Tank</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Mordian Hellhoun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Assault Valkyri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talwart Ogryn</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ptain Marki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nginseer Augu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enal Legionna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nfantry Conscripts</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Elysian Assault Team</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Preemptive Barrag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Suppressive Fir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stile Environment Gea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dyguard</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Imperial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Rockcrete Bunker</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Catachan Outpost</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Nazdreg’s Flash Git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Kraktoof Hall</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ga Is Bett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ybork Bod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iveling Grot</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N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Weirdboy Mania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ankbusta Bomma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ugged Killa Kans</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Enraged Or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Crushface</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d Do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bo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Goff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hoota Mob</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urna Boyz</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attle Cry</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notling Attack</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Squig Bombi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kkit Launch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Kannon</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Bigtoof Bann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Tellyporta Pad</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Zarathur’s Flamers</text:p>
          </table:table-cell>
          <table:table-cell office:value-type="string" calcext:value-type="string">
            <text:p>Chaos</text:p>
          </table:table-cell>
          <table:table-cell office:value-type="string" calcext:value-type="string">
            <text:p>Yes</text:p>
          </table:table-cell>
          <table:table-cell/>
          <table:table-cell office:value-type="string" calcext:value-type="string">
            <text:p>Unit is only sacrificed after the target has been chosen</text:p>
          </table:table-cell>
        </table:table-row>
        <table:table-row table:style-name="ro1">
          <table:table-cell office:value-type="string" calcext:value-type="string">
            <text:p>Shrine of Warpflam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Infernal Gatewa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ark of Chao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Alpha Legion Infiltr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ossesse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plintered Path Acolyt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horne Berzerk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cious Bloodlett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Umbral Preach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Black Legion Heldrak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avenous Flesh Hound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Virulent Plague Squa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Chaos Fanatic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ul Grinde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Xavaes Split-Tongue</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Warp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Tzeentch’s Firestorm</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Promise of Glory</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Rune-Encrusted Arm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Dire Mutation</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Fortress of Madnes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Murder Cogitator</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Kith’s Khymeramas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hymera D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act of the Haemonculi</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gonizer of Bre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barite Marksma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Incubus Warri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aemonculus Torment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ellion Ga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easthunter Wyche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aleful Mandrak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Vile Raid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Black Heart Ravage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Murder of Razorwing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Coliseum Fighter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Kabalite Strike Force</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yren Zythlex</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Power from Pain</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Archon’s Terror</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Raid</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Suffering</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Hypex Injector</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Must be called separately at the end of every DE event.</text:p>
          </table:table-cell>
        </table:table-row>
        <table:table-row table:style-name="ro1">
          <table:table-cell office:value-type="string" calcext:value-type="string">
            <text:p>Altar of Torment</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3">
          <table:table-cell office:value-type="string" calcext:value-type="string">
            <text:p>Twisted Laboratory</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Unsure how this should work with effects that grant text. Currently it cancels all of the effects regardless.</text:p>
          </table:table-cell>
        </table:table-row>
        <table:table-row table:style-name="ro1">
          <table:table-cell office:value-type="string" calcext:value-type="string">
            <text:p>Starbane’s Counci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aitoc Shrine</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Missing the blue targeting icon</text:p>
          </table:table-cell>
        </table:table-row>
        <table:table-row table:style-name="ro1">
          <table:table-cell office:value-type="string" calcext:value-type="string">
            <text:p>Foresigh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Mobility</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Guardian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Altansar Ra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Eldar Survivalis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ildrider Squadr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oaring Falco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Wailing Wraithfight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Iyanden Wraithguard</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rouded Harlequin</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wordwind Farseer</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ilvered Blade Aveng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Biel-Tan Warp Spiders</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piritseer Erath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4">
          <table:table-cell office:value-type="string" calcext:value-type="string">
            <text:p>Superiorit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ommand struggle interrupts are not done, due to this being highly inefficient and slowing the game down considerably. Instead, Superiority should be played during the window given for players to use cards before command struggles.</text:p>
          </table:table-cell>
        </table:table-row>
        <table:table-row table:style-name="ro2">
          <table:table-cell office:value-type="string" calcext:value-type="string">
            <text:p>Nullify</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Needs ongoing support to ensure that it works with future cards. Also likely the buggiest card in the game right now.</text:p>
          </table:table-cell>
        </table:table-row>
        <table:table-row table:style-name="ro1">
          <table:table-cell office:value-type="string" calcext:value-type="string">
            <text:p>Doom</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Gift of Ish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3">
          <table:table-cell office:value-type="string" calcext:value-type="string">
            <text:p>Banshee Power Sword</text:p>
          </table:table-cell>
          <table:table-cell office:value-type="string" calcext:value-type="string">
            <text:p>Eldar</text:p>
          </table:table-cell>
          <table:table-cell office:value-type="string" calcext:value-type="string">
            <text:p>Yes</text:p>
          </table:table-cell>
          <table:table-cell/>
          <table:table-cell office:value-type="string" calcext:value-type="string">
            <text:p>Cards must be discarded when the unit is declared as an attacker.</text:p>
          </table:table-cell>
        </table:table-row>
        <table:table-row table:style-name="ro1">
          <table:table-cell office:value-type="string" calcext:value-type="string">
            <text:p>Corsair Trading Port</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Craftworld Gate</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hadowsun’s Stealth Cadre</text:p>
          </table:table-cell>
          <table:table-cell table:style-name="ce10" office:value-type="string" calcext:value-type="string">
            <text:p>Tau</text:p>
          </table:table-cell>
          <table:table-cell office:value-type="string" calcext:value-type="string">
            <text:p>Yes</text:p>
          </table:table-cell>
          <table:table-cell table:number-columns-repeated="2"/>
        </table:table-row>
        <table:table-row table:style-name="ro3">
          <table:table-cell office:value-type="string" calcext:value-type="string">
            <text:p>Communications Relay</text:p>
          </table:table-cell>
          <table:table-cell table:style-name="ce12" office:value-type="string" calcext:value-type="string">
            <text:p>Tau</text:p>
          </table:table-cell>
          <table:table-cell office:value-type="string" calcext:value-type="string">
            <text:p>YES</text:p>
          </table:table-cell>
          <table:table-cell/>
          <table:table-cell office:value-type="string" calcext:value-type="string">
            <text:p>Needs ongoing support to ensure that it works with future cards.</text:p>
          </table:table-cell>
        </table:table-row>
        <table:table-row table:style-name="ro1">
          <table:table-cell office:value-type="string" calcext:value-type="string">
            <text:p>Squadron Redeployment</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ommand-Link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con Dron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ior’la Marksm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rnivore Pack</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Vash’ya Trailblazer</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Elit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 Warrior Strike Tea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risis Battle Guar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arth Caste Technicia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Gun Drone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Stingwing Swa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ireblade Kais’vr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xperimental Devilfish</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Even the Odds</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Calculated Strik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Deception</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ulsor Impact Field</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Ion Rifle</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Frontline Launch Bay</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Ambush Platform</text:p>
          </table:table-cell>
          <table:table-cell table:style-name="ce12"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No Mercy</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Void Pirat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Rogue Trader</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Fall Back!</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ethium Mine</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romotion</text:p>
          </table:table-cell>
          <table:table-cell office:value-type="string" calcext:value-type="string">
            <text:p>Neutral</text:p>
          </table:table-cell>
          <table:table-cell office:value-type="string" calcext:value-type="string">
            <text:p>Yes</text:p>
          </table:table-cell>
          <table:table-cell table:number-columns-repeated="2"/>
        </table:table-row>
        <table:table-row table:style-name="ro1">
          <table:table-cell office:value-type="string" calcext:value-type="string">
            <text:p>Plannum</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Atrox Prime</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Barl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Eloui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Carnath</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Tarrus</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Osus IV</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Ferri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Y’varn</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office:value-type="string" calcext:value-type="string">
            <text:p>Iridial</text:p>
          </table:table-cell>
          <table:table-cell office:value-type="string" calcext:value-type="string">
            <text:p>Planet</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core set cards implemented:</text:p>
          </table:table-cell>
          <table:table-cell/>
          <table:table-cell table:formula="of:=COUNTIF([.C2:.C185];&quot;Yes&quot;)/184"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The Great Devourer</text:p>
          </table:table-cell>
          <table:table-cell table:number-columns-repeated="4"/>
        </table:table-row>
        <table:table-row table:style-name="ro1">
          <table:table-cell office:value-type="string" calcext:value-type="string">
            <text:p>“Old One Ey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urking Hormagaunt</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Must click Old One Eye instead</text:p>
          </table:table-cell>
        </table:table-row>
        <table:table-row table:style-name="ro1">
          <table:table-cell office:value-type="string" calcext:value-type="string">
            <text:p>Awakening Caver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Ferocious Strength</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eat Scything Talon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he Swarmlo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Warrio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Leviathan Hive Ship</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Indescribable Horr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one Sab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avage Warrior Prim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lazing Zoan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Gravid Tervi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alking Lict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nomthrope Pollut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ipper Swarm</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trangler Broo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entr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unter Gargoyl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irulent Spore Sac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cything Hormagau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oxic Venomthrop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Hord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olatile Pyrovore</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ermagant Spiker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Tyranid Warrio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3">
          <table:table-cell office:value-type="string" calcext:value-type="string">
            <text:p>Swarm Guard</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Termagants may live unexpectedly if the Swarm Guard is destroyed/leaves play.</text:p>
          </table:table-cell>
        </table:table-row>
        <table:table-row table:style-name="ro1">
          <table:table-cell office:value-type="string" calcext:value-type="string">
            <text:p>Adamant Hive Guard</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2">
          <table:table-cell office:value-type="string" calcext:value-type="string">
            <text:p>Ymgarl Genestealer</text:p>
          </table:table-cell>
          <table:table-cell office:value-type="string" calcext:value-type="string">
            <text:p>Tyranids</text:p>
          </table:table-cell>
          <table:table-cell office:value-type="string" calcext:value-type="string">
            <text:p>Yes</text:p>
          </table:table-cell>
          <table:table-cell/>
          <table:table-cell office:value-type="string" calcext:value-type="string">
            <text:p>Ymgarl Genestealer may live unexpectedly if the Synapse from which it was gaining additional health is destroyed/leaves play.</text:p>
          </table:table-cell>
        </table:table-row>
        <table:table-row table:style-name="ro1">
          <table:table-cell office:value-type="string" calcext:value-type="string">
            <text:p>Ravenous Haruspex</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iovore Spore Launch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hrieking Harp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urrowing Tryg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logged with Corps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red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awn Termagant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Burst</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ark Cunning</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Consump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Regenera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Noxious Fleshbor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incer Tai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Parasitic Infecti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Heavy Venom Cannon</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Brood Chamber</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Digestion Pool</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Mycetic Spores</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pore Chimney</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Synaptic Link</text:p>
          </table:table-cell>
          <table:table-cell office:value-type="string" calcext:value-type="string">
            <text:p>Tyranids</text:p>
          </table:table-cell>
          <table:table-cell office:value-type="string" calcext:value-type="string">
            <text:p>Yes</text:p>
          </table:table-cell>
          <table:table-cell table:number-columns-repeated="2"/>
        </table:table-row>
        <table:table-row table:style-name="ro1">
          <table:table-cell office:value-type="string" calcext:value-type="string">
            <text:p>Veteran Barbrus</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Vengeance!</text:p>
          </table:table-cell>
          <table:table-cell office:value-type="string" calcext:value-type="string">
            <text:p>Space Marines</text:p>
          </table:table-cell>
          <table:table-cell office:value-type="string" calcext:value-type="string">
            <text:p>Yes</text:p>
          </table:table-cell>
          <table:table-cell table:number-columns-repeated="2"/>
        </table:table-row>
        <table:table-row table:style-name="ro1">
          <table:table-cell office:value-type="string" calcext:value-type="string">
            <text:p>Seraphim Superior Allegra</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Holy Fusilade</text:p>
          </table:table-cell>
          <table:table-cell office:value-type="string" calcext:value-type="string">
            <text:p>Astra Militarum</text:p>
          </table:table-cell>
          <table:table-cell office:value-type="string" calcext:value-type="string">
            <text:p>Yes</text:p>
          </table:table-cell>
          <table:table-cell table:number-columns-repeated="2"/>
        </table:table-row>
        <table:table-row table:style-name="ro1">
          <table:table-cell office:value-type="string" calcext:value-type="string">
            <text:p>Boss Zugnog</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Ork Landa</text:p>
          </table:table-cell>
          <table:table-cell office:value-type="string" calcext:value-type="string">
            <text:p>Orks</text:p>
          </table:table-cell>
          <table:table-cell office:value-type="string" calcext:value-type="string">
            <text:p>Yes</text:p>
          </table:table-cell>
          <table:table-cell table:number-columns-repeated="2"/>
        </table:table-row>
        <table:table-row table:style-name="ro1">
          <table:table-cell office:value-type="string" calcext:value-type="string">
            <text:p>Roghrax Bloodhand</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Ecstatic Seizures</text:p>
          </table:table-cell>
          <table:table-cell office:value-type="string" calcext:value-type="string">
            <text:p>Chaos</text:p>
          </table:table-cell>
          <table:table-cell office:value-type="string" calcext:value-type="string">
            <text:p>Yes</text:p>
          </table:table-cell>
          <table:table-cell table:number-columns-repeated="2"/>
        </table:table-row>
        <table:table-row table:style-name="ro1">
          <table:table-cell office:value-type="string" calcext:value-type="string">
            <text:p>Solarite Avetys</text:p>
          </table:table-cell>
          <table:table-cell office:value-type="string" calcext:value-type="string">
            <text:p>Dark Eldar</text:p>
          </table:table-cell>
          <table:table-cell office:value-type="string" calcext:value-type="string">
            <text:p>Yes</text:p>
          </table:table-cell>
          <table:table-cell table:number-columns-repeated="2"/>
        </table:table-row>
        <table:table-row table:style-name="ro1">
          <table:table-cell office:value-type="string" calcext:value-type="string">
            <text:p>Dark Possession</text:p>
          </table:table-cell>
          <table:table-cell office:value-type="string" calcext:value-type="string">
            <text:p>Dark Eldar</text:p>
          </table:table-cell>
          <table:table-cell office:value-type="string" calcext:value-type="string">
            <text:p>Yes</text:p>
          </table:table-cell>
          <table:table-cell/>
          <table:table-cell office:value-type="string" calcext:value-type="string">
            <text:p>Some level of jank should be expected.</text:p>
          </table:table-cell>
        </table:table-row>
        <table:table-row table:style-name="ro1">
          <table:table-cell office:value-type="string" calcext:value-type="string">
            <text:p>Autach Celachia</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Subdual</text:p>
          </table:table-cell>
          <table:table-cell office:value-type="string" calcext:value-type="string">
            <text:p>Eldar</text:p>
          </table:table-cell>
          <table:table-cell office:value-type="string" calcext:value-type="string">
            <text:p>Yes</text:p>
          </table:table-cell>
          <table:table-cell table:number-columns-repeated="2"/>
        </table:table-row>
        <table:table-row table:style-name="ro1">
          <table:table-cell office:value-type="string" calcext:value-type="string">
            <text:p>Pathfinder Shi Or’es</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office:value-type="string" calcext:value-type="string">
            <text:p>Repair Bay</text:p>
          </table:table-cell>
          <table:table-cell office:value-type="string" calcext:value-type="string">
            <text:p>Tau</text:p>
          </table:table-cell>
          <table:table-cell office:value-type="string" calcext:value-type="string">
            <text:p>Yes</text:p>
          </table:table-cell>
          <table:table-cell table:number-columns-repeated="2"/>
        </table:table-row>
        <table:table-row table:style-name="ro1">
          <table:table-cell table:number-columns-repeated="5"/>
        </table:table-row>
        <table:table-row table:style-name="ro3">
          <table:table-cell table:style-name="ce2" office:value-type="string" calcext:value-type="string">
            <text:p>Proportion of The Great Devourer cards implemented:</text:p>
          </table:table-cell>
          <table:table-cell/>
          <table:table-cell table:formula="of:=COUNTIF([.C190:.C252];&quot;Yes&quot;)/(63)" office:value-type="float" office:value="1" calcext:value-type="float">
            <text:p>1</text:p>
          </table:table-cell>
          <table:table-cell table:number-columns-repeated="2"/>
        </table:table-row>
        <table:table-row table:style-name="ro1">
          <table:table-cell table:number-columns-repeated="5"/>
        </table:table-row>
        <table:table-row table:style-name="ro1">
          <table:table-cell table:style-name="ce1" office:value-type="string" calcext:value-type="string">
            <text:p>Legions of Death</text:p>
          </table:table-cell>
          <table:table-cell table:number-columns-repeated="4"/>
        </table:table-row>
        <table:table-row table:style-name="ro1">
          <table:table-cell office:value-type="string" calcext:value-type="string">
            <text:p>Nahumekh</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Destroyer Cultist</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Obedience</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3">
          <table:table-cell office:value-type="string" calcext:value-type="string">
            <text:p>Hate</text:p>
          </table:table-cell>
          <table:table-cell office:value-type="string" calcext:value-type="string">
            <text:p>Necrons</text:p>
          </table:table-cell>
          <table:table-cell office:value-type="string" calcext:value-type="string">
            <text:p>Yes</text:p>
          </table:table-cell>
          <table:table-cell/>
          <table:table-cell office:value-type="string" calcext:value-type="string">
            <text:p>May not spend resources due to ability canceling effects.</text:p>
          </table:table-cell>
        </table:table-row>
        <table:table-row table:style-name="ro1">
          <table:table-cell office:value-type="string" calcext:value-type="string">
            <text:p>The Staff of Command</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Anrakyr the Traveller</text:p>
          </table:table-cell>
          <table:table-cell office:value-type="string" calcext:value-type="string">
            <text:p>Necrons</text:p>
          </table:table-cell>
          <table:table-cell office:value-type="string" calcext:value-type="string">
            <text:p>Maybe</text:p>
          </table:table-cell>
          <table:table-cell office:value-type="string" calcext:value-type="string">
            <text:p>Need to rework discounts code</text:p>
          </table:table-cell>
          <table:table-cell office:value-type="string" calcext:value-type="string">
            <text:p>Discounts not supported</text:p>
          </table:table-cell>
        </table:table-row>
        <table:table-row table:style-name="ro1">
          <table:table-cell office:value-type="string" calcext:value-type="string">
            <text:p>Pyrrhian Eternals</text:p>
          </table:table-cell>
          <table:table-cell office:value-type="string" calcext:value-type="string">
            <text:p>Necrons</text:p>
          </table:table-cell>
          <table:table-cell office:value-type="string" calcext:value-type="string">
            <text:p>Yes</text:p>
          </table:table-cell>
          <table:table-cell table:number-columns-repeated="2"/>
        </table:table-row>
        <table:table-row table:style-name="ro1">
          <table:table-cell office:value-type="string" calcext:value-type="string">
            <text:p>Slumbering Tom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wake the Sleepe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yrrhian Warscyth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carab Swar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arriors of Gidri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layed Ones Pac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Vangua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trolling Wra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caying Warrior Squa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eathmark Assassi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ndragoran Immortal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omb Blade Squadr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ng Warrior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Canoptek Spy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Immortal Leg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raetorian Anci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arbinger of Eternit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Lychguard Sentine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 Scythe Invad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oomsday Ark</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ead Monolith</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animation Protocol</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cycl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echanical Enhancemen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Drudg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xtermination</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auss Flayer</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oyal Phylactery</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Hyperphase Sword</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esurrection Or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ind Shackle Scarab</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imeworn Stasis-Crypt</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Weight of the Aeons</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Eternity Gate</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autekh Complex</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Master Program</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Particle Whip</text:p>
          </table:table-cell>
          <table:table-cell office:value-type="string" calcext:value-type="string">
            <text:p>Necron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Freebooter Kaptain</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Backlash</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Defense Battery</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office:value-type="string" calcext:value-type="string">
            <text:p>:&lt;</text:p>
          </table:table-cell>
        </table:table-row>
        <table:table-row table:style-name="ro1">
          <table:table-cell office:value-type="string" calcext:value-type="string">
            <text:p>STC Fragment</text:p>
          </table:table-cell>
          <table:table-cell office:value-type="string" calcext:value-type="string">
            <text:p>Neutral</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Ravenwing Escort</text:p>
          </table:table-cell>
          <table:table-cell office:value-type="string" calcext:value-type="string">
            <text:p>Space Marine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tandard Bearer</text:p>
          </table:table-cell>
          <table:table-cell office:value-type="string" calcext:value-type="string">
            <text:p>Astra Militarum</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Goff Brawlers</text:p>
          </table:table-cell>
          <table:table-cell office:value-type="string" calcext:value-type="string">
            <text:p>Ork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Venomous Fiend</text:p>
          </table:table-cell>
          <table:table-cell office:value-type="string" calcext:value-type="string">
            <text:p>Chao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Treacherous Lhamaean</text:p>
          </table:table-cell>
          <table:table-cell office:value-type="string" calcext:value-type="string">
            <text:p>Dark 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Nightshade Interceptor</text:p>
          </table:table-cell>
          <table:table-cell office:value-type="string" calcext:value-type="string">
            <text:p>Eldar</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Air Caste Courier</text:p>
          </table:table-cell>
          <table:table-cell office:value-type="string" calcext:value-type="string">
            <text:p>Tau</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office:value-type="string" calcext:value-type="string">
            <text:p>Swarmling Termangants</text:p>
          </table:table-cell>
          <table:table-cell office:value-type="string" calcext:value-type="string">
            <text:p>Tyranids</text:p>
          </table:table-cell>
          <table:table-cell office:value-type="string" calcext:value-type="string">
            <text:p>No</text:p>
          </table:table-cell>
          <table:table-cell office:value-type="string" calcext:value-type="string">
            <text:p>Have not had time yet.</text:p>
          </table:table-cell>
          <table:table-cell/>
        </table:table-row>
        <table:table-row table:style-name="ro1">
          <table:table-cell table:number-columns-repeated="5"/>
        </table:table-row>
        <table:table-row table:style-name="ro3">
          <table:table-cell table:style-name="ce2" office:value-type="string" calcext:value-type="string">
            <text:p>Proportion of Legions of Death cards implemented:</text:p>
          </table:table-cell>
          <table:table-cell/>
          <table:table-cell table:formula="of:=COUNTIF([.C257:.C312];&quot;Yes&quot;)/(56)" office:value-type="float" office:value="0.107142857142857" calcext:value-type="float">
            <text:p>0.107142857142857</text:p>
          </table:table-cell>
          <table:table-cell table:number-columns-repeated="2"/>
        </table:table-row>
        <table:table-row table:style-name="ro1" table:number-rows-repeated="1048261">
          <table:table-cell table:number-columns-repeated="5"/>
        </table:table-row>
        <table:table-row table:style-name="ro1">
          <table:table-cell table:number-columns-repeated="5"/>
        </table:table-row>
        <calcext:conditional-formats>
          <calcext:conditional-format calcext:target-range-address="Sheet1.B1:Sheet1.B146 Sheet1.B148:Sheet1.B1048576">
            <calcext:condition calcext:apply-style-name="Astra Militarum Colour" calcext:value="=&quot;Astra Militarum&quot;" calcext:base-cell-address="Sheet1.B2"/>
          </calcext:conditional-format>
          <calcext:conditional-format calcext:target-range-address="Sheet1.B1:Sheet1.B146 Sheet1.B148:Sheet1.B1048576">
            <calcext:condition calcext:apply-style-name="Space Marines" calcext:value="=&quot;Space Marines&quot;" calcext:base-cell-address="Sheet1.B1"/>
          </calcext:conditional-format>
          <calcext:conditional-format calcext:target-range-address="Sheet1.B1:Sheet1.B146 Sheet1.B148:Sheet1.B1048576">
            <calcext:condition calcext:apply-style-name="Orks Colour" calcext:value="=&quot;Orks&quot;" calcext:base-cell-address="Sheet1.B1"/>
          </calcext:conditional-format>
          <calcext:conditional-format calcext:target-range-address="Sheet1.B1:Sheet1.B146 Sheet1.B148:Sheet1.B1048576">
            <calcext:condition calcext:apply-style-name="Chaos Colour" calcext:value="=&quot;Chaos&quot;" calcext:base-cell-address="Sheet1.B1"/>
          </calcext:conditional-format>
          <calcext:conditional-format calcext:target-range-address="Sheet1.B1:Sheet1.B146 Sheet1.B148:Sheet1.B1048576">
            <calcext:condition calcext:apply-style-name="Dark Eldar Colour" calcext:value="=&quot;Dark Eldar&quot;" calcext:base-cell-address="Sheet1.B1"/>
          </calcext:conditional-format>
          <calcext:conditional-format calcext:target-range-address="Sheet1.B1:Sheet1.B146 Sheet1.B148:Sheet1.B1048576">
            <calcext:condition calcext:apply-style-name="Eldar Colour" calcext:value="=&quot;Eldar&quot;" calcext:base-cell-address="Sheet1.B1"/>
          </calcext:conditional-format>
          <calcext:conditional-format calcext:target-range-address="Sheet1.B1:Sheet1.B146 Sheet1.B148:Sheet1.B1048576">
            <calcext:condition calcext:apply-style-name="Tau Colour" calcext:value="=&quot;Tau&quot;" calcext:base-cell-address="Sheet1.B1"/>
          </calcext:conditional-format>
          <calcext:conditional-format calcext:target-range-address="Sheet1.B147:Sheet1.B169">
            <calcext:condition calcext:apply-style-name="Astra Militarum Colour" calcext:value="=&quot;Astra Militarum&quot;" calcext:base-cell-address="Sheet1.B147"/>
          </calcext:conditional-format>
          <calcext:conditional-format calcext:target-range-address="Sheet1.B147:Sheet1.B169">
            <calcext:condition calcext:apply-style-name="Space Marines" calcext:value="=&quot;Space Marines&quot;" calcext:base-cell-address="Sheet1.B147"/>
          </calcext:conditional-format>
          <calcext:conditional-format calcext:target-range-address="Sheet1.B147:Sheet1.B169">
            <calcext:condition calcext:apply-style-name="Orks Colour" calcext:value="=&quot;Orks&quot;" calcext:base-cell-address="Sheet1.B147"/>
          </calcext:conditional-format>
          <calcext:conditional-format calcext:target-range-address="Sheet1.B147:Sheet1.B169">
            <calcext:condition calcext:apply-style-name="Chaos Colour" calcext:value="=&quot;Chaos&quot;" calcext:base-cell-address="Sheet1.B147"/>
          </calcext:conditional-format>
          <calcext:conditional-format calcext:target-range-address="Sheet1.B147:Sheet1.B169">
            <calcext:condition calcext:apply-style-name="Dark Eldar Colour" calcext:value="=&quot;Dark Eldar&quot;" calcext:base-cell-address="Sheet1.B147"/>
          </calcext:conditional-format>
          <calcext:conditional-format calcext:target-range-address="Sheet1.B147:Sheet1.B169">
            <calcext:condition calcext:apply-style-name="Eldar Colour" calcext:value="=&quot;Eldar&quot;" calcext:base-cell-address="Sheet1.B147"/>
          </calcext:conditional-format>
          <calcext:conditional-format calcext:target-range-address="Sheet1.B147:Sheet1.B169">
            <calcext:condition calcext:apply-style-name="Tau Colour" calcext:value="=&quot;Tau&quot;" calcext:base-cell-address="Sheet1.B147"/>
          </calcext:conditional-format>
          <calcext:conditional-format calcext:target-range-address="Sheet1.C1:Sheet1.C1048576">
            <calcext:condition calcext:apply-style-name="Bad" calcext:value="=&quot;No&quot;" calcext:base-cell-address="Sheet1.C1"/>
          </calcext:conditional-format>
          <calcext:conditional-format calcext:target-range-address="Sheet1.C1:Sheet1.C1048576">
            <calcext:condition calcext:apply-style-name="Good" calcext:value="=&quot;Yes&quot;" calcext:base-cell-address="Sheet1.C1"/>
          </calcext:conditional-format>
          <calcext:conditional-format calcext:target-range-address="Sheet1.C1:Sheet1.C1048576">
            <calcext:condition calcext:apply-style-name="Neutral" calcext:value="=&quot;Maybe&quot;" calcext:base-cell-address="Sheet1.C1"/>
          </calcext:conditional-format>
          <calcext:conditional-format calcext:target-range-address="Sheet1.B1:Sheet1.B1048576">
            <calcext:condition calcext:apply-style-name="Necron Colour" calcext:value="=&quot;Necrons&quot;" calcext:base-cell-address="Sheet1.B1"/>
          </calcext:conditional-format>
          <calcext:conditional-format calcext:target-range-address="Sheet1.B1:Sheet1.B1048576">
            <calcext:condition calcext:apply-style-name="Tyranids Colour" calcext:value="=&quot;Tyranids&quot;" calcext:base-cell-address="Sheet1.B1"/>
          </calcext:conditional-format>
        </calcext:conditional-formats>
      </table:table>
      <table:named-expressions>
        <table:named-range table:name="Card" table:base-cell-address="$Sheet1.$A$1" table:cell-range-address="$Sheet1.$A:.$A"/>
        <table:named-range table:name="Cards" table:base-cell-address="$Sheet1.$A$1" table:cell-range-address="$Sheet1.$A$1"/>
      </table:named-expressions>
      <table:database-ranges>
        <table:database-range table:name="__Anonymous_Sheet_DB__0" table:target-range-address="Sheet1.A1:Sheet1.E185"/>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29P0" style:volatile="true">
      <number:currency-symbol number:language="en" number:country="US">$</number:currency-symbol>
      <number:number number:decimal-places="2" number:min-decimal-places="2" number:min-integer-digits="1" number:grouping="true"/>
    </number:currency-style>
    <number:currency-style style:name="N12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9P0"/>
    </number:currency-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pace_20_Marines_20_Colour" style:display-name="Space Marines Colour" style:family="table-cell" style:parent-style-name="Default">
      <style:table-cell-properties fo:background-color="#2a6099"/>
    </style:style>
    <style:style style:name="Space_20_Marines" style:display-name="Space Marines" style:family="table-cell" style:parent-style-name="Default">
      <style:table-cell-properties fo:background-color="#2a6099"/>
    </style:style>
    <style:style style:name="Astra_20_Militarum_20_Colour" style:display-name="Astra Militarum Colour" style:family="table-cell" style:parent-style-name="Default">
      <style:table-cell-properties fo:background-color="#808080"/>
    </style:style>
    <style:style style:name="Orks_20_Colour" style:display-name="Orks Colour" style:family="table-cell" style:parent-style-name="Default">
      <style:table-cell-properties fo:background-color="#81d41a"/>
    </style:style>
    <style:style style:name="Chaos_20_Colour" style:display-name="Chaos Colour" style:family="table-cell" style:parent-style-name="Default">
      <style:table-cell-properties fo:background-color="#ff0000"/>
    </style:style>
    <style:style style:name="Dark_20_Eldar_20_Colour" style:display-name="Dark Eldar Colour" style:family="table-cell" style:parent-style-name="Default">
      <style:table-cell-properties fo:background-color="#780373"/>
    </style:style>
    <style:style style:name="Eldar_20_Colour" style:display-name="Eldar Colour" style:family="table-cell" style:parent-style-name="Default">
      <style:table-cell-properties fo:background-color="#ffff38"/>
    </style:style>
    <style:style style:name="Tau_20_Colour" style:display-name="Tau Colour" style:family="table-cell" style:parent-style-name="Default">
      <style:table-cell-properties fo:background-color="#b4c7dc"/>
    </style:style>
    <style:style style:name="Necron_20_Colour" style:display-name="Necron Colour" style:family="table-cell" style:parent-style-name="Default">
      <style:table-cell-properties fo:background-color="#127622" style:diagonal-bl-tr="none" style:diagonal-tl-br="none"/>
    </style:style>
    <style:style style:name="Tyranids_20_Colour" style:display-name="Tyranids Colour" style:family="table-cell" style:parent-style-name="Default">
      <style:table-cell-properties fo:background-color="#7b3d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28">00/00/0000</text:date>, <text:time style:data-style-name="N2" text:time-value="07:56:45.7037041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07:45:58.539233800</meta:creation-date>
    <dc:date>2025-04-28T14:16:04.864340200</dc:date>
    <meta:editing-duration>P5DT17H51M19S</meta:editing-duration>
    <meta:editing-cycles>207</meta:editing-cycles>
    <meta:generator>LibreOffice/25.2.2.2$Windows_X86_64 LibreOffice_project/7370d4be9e3cf6031a51beef54ff3bda878e3fac</meta:generator>
    <meta:document-statistic meta:table-count="1" meta:cell-count="993" meta:object-count="0"/>
  </office:meta>
</office:document-meta>
</file>